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FCross" table:style-name="ta1">
        <table:shapes>
          <draw:frame draw:z-index="0" draw:style-name="gr1" draw:text-style-name="P1" svg:width="159.99mm" svg:height="89.99mm" svg:x="27.3mm" svg:y="1mm">
            <loext:p draw:notify-on-update-of-ranges="RFCross.A1:RFCross.A10 RFCross.B1:RFCross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4364" calcext:value-type="float">
            <text:p>2,54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4339" calcext:value-type="float">
            <text:p>2,643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59352" calcext:value-type="float">
            <text:p>2,593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69327" calcext:value-type="float">
            <text:p>2,69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64339" calcext:value-type="float">
            <text:p>2,643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79302" calcext:value-type="float">
            <text:p>2,793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74314" calcext:value-type="float">
            <text:p>2,743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4314" calcext:value-type="float">
            <text:p>2,743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54364" calcext:value-type="float">
            <text:p>2,543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69327" calcext:value-type="float">
            <text:p>2,69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00:26:28.184360779</dc:date>
    <meta:editing-duration>PT2M3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FCross.A1:RFCross.B10" svg:x="1.331cm" svg:y="0.18cm" svg:width="14.349cm" svg:height="7.659cm">
          <chartooo:coordinate-region svg:x="2.243cm" svg:y="0.38cm" svg:width="13.065cm" svg:height="6.812cm"/>
          <chart:axis chart:dimension="x" chart:name="primary-x" chart:style-name="ch3">
            <chart:title svg:x="6.675cm" svg:y="8.019cm" chart:style-name="ch4">
              <text:p>Maximum depth of a tree</text:p>
            </chart:title>
          </chart:axis>
          <chart:axis chart:dimension="y" chart:name="primary-y" chart:style-name="ch3">
            <chart:title svg:x="0.451cm" svg:y="5.641cm" chart:style-name="ch5">
              <text:p>Error over all the folds</text:p>
            </chart:title>
            <chart:grid chart:style-name="ch6" chart:class="major"/>
          </chart:axis>
          <chart:series chart:style-name="ch7" chart:values-cell-range-address="RFCross.B1:RFCross.B10" chart:class="chart:scatter">
            <chart:domain table:cell-range-address="RFCross.A1:RFCross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FCross.A1:RFCross.A10</svg:desc>
                </draw:g>
              </table:table-cell>
              <table:table-cell office:value-type="float" office:value="2.54364">
                <text:p>2.54364</text:p>
                <draw:g>
                  <svg:desc>RFCross.B1:RFCross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64339">
                <text:p>2.64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59352">
                <text:p>2.59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.69327">
                <text:p>2.69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.64339">
                <text:p>2.64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79302">
                <text:p>2.79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74314">
                <text:p>2.74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.74314">
                <text:p>2.74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.54364">
                <text:p>2.54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.69327">
                <text:p>2.69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